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fo:language="ru" fo:country="RU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Times New Roman" style:font-name-complex="Times New Roman"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style:font-name-complex="Times New Roman" fo:language="ru" fo:country="RU"/>
    </style:style>
    <style:style style:name="T32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33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34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35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36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37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38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39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40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41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42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43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44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45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46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47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48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49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58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59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60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61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62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63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64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65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66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67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68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69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70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71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72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73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74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75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76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77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78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79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80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81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82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83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84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85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86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style:font-name="Times New Roman" style:font-name-complex="Times New Roman" fo:language="ru" fo:country="RU"/>
    </style:style>
    <style:style style:name="T94" style:parent-style-name="Основнойшрифтабзаца" style:family="text">
      <style:text-properties style:font-name="Times New Roman" style:font-name-complex="Times New Roman" fo:language="ru" fo:country="RU"/>
    </style:style>
    <style:style style:name="T95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96" style:parent-style-name="Основнойшрифтабзаца" style:family="text">
      <style:text-properties style:font-name="Times New Roman" style:font-name-complex="Times New Roman" fo:language="ru" fo:country="RU"/>
    </style:style>
    <style:style style:name="T97" style:parent-style-name="Основнойшрифтабзаца" style:family="text">
      <style:text-properties style:font-name="Times New Roman" style:font-name-complex="Times New Roman" fo:language="ru" fo:country="RU"/>
    </style:style>
    <style:style style:name="T98" style:parent-style-name="Основнойшрифтабзаца" style:family="text">
      <style:text-properties style:font-name="Times New Roman" style:font-name-complex="Times New Roman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 fo:language="ru" fo:country="RU"/>
    </style:style>
    <style:style style:name="T100" style:parent-style-name="Основнойшрифтабзаца" style:family="text">
      <style:text-properties style:font-name="Times New Roman" style:font-name-complex="Times New Roman" fo:language="ru" fo:country="RU"/>
    </style:style>
    <style:style style:name="T101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02" style:parent-style-name="Основнойшрифтабзаца" style:family="text">
      <style:text-properties style:font-name="Times New Roman" style:font-name-complex="Times New Roman" fo:language="ru" fo:country="RU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 fo:language="ru" fo:country="RU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T106" style:parent-style-name="Основнойшрифтабзаца" style:family="text">
      <style:text-properties style:font-name="Times New Roman" style:font-name-complex="Times New Roman" fo:language="ru" fo:country="RU"/>
    </style:style>
    <style:style style:name="T107" style:parent-style-name="Основнойшрифтабзаца" style:family="text">
      <style:text-properties style:font-name="Times New Roman" style:font-name-complex="Times New Roman" fo:language="ru" fo:country="RU"/>
    </style:style>
    <style:style style:name="T108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09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10" style:parent-style-name="Основнойшрифтабзаца" style:family="text">
      <style:text-properties style:font-name="Times New Roman" style:font-name-complex="Times New Roman" fo:language="ru" fo:country="RU"/>
    </style:style>
    <style:style style:name="P111" style:parent-style-name="TableContents" style:family="paragraph">
      <style:text-properties style:font-name="Times New Roman" style:font-name-complex="Times New Roman" fo:language="ru" fo:country="RU"/>
    </style:style>
    <style:style style:name="T112" style:parent-style-name="Основнойшрифтабзаца" style:family="text">
      <style:text-properties style:font-name="Times New Roman" style:font-name-complex="Times New Roman"/>
    </style:style>
    <style:style style:name="T113" style:parent-style-name="Основнойшрифтабзаца" style:family="text">
      <style:text-properties style:font-name="Times New Roman" style:font-name-complex="Times New Roman" fo:language="ru" fo:country="RU"/>
    </style:style>
    <style:style style:name="T114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15" style:parent-style-name="Основнойшрифтабзаца" style:family="text">
      <style:text-properties style:font-name="Times New Roman" style:font-name-complex="Times New Roman" fo:language="ru" fo:country="RU"/>
    </style:style>
    <style:style style:name="T116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17" style:parent-style-name="Основнойшрифтабзаца" style:family="text">
      <style:text-properties style:font-name="Times New Roman" style:font-name-complex="Times New Roman" fo:language="ru" fo:country="RU"/>
    </style:style>
    <style:style style:name="T118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4" style:parent-style-name="Основнойшрифтабзаца" style:family="text">
      <style:text-properties style:font-name="Times New Roman" style:font-name-complex="Times New Roman" fo:language="ru" fo:country="RU"/>
    </style:style>
    <style:style style:name="T125" style:parent-style-name="Основнойшрифтабзаца" style:family="text">
      <style:text-properties style:font-name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27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28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29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30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31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32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33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34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35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36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37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fo:language="ru" fo:country="RU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language="ru" fo:country="RU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asian="Yu Mincho" style:font-name-complex="Times New Roman" fo:language="ru" fo:country="RU" style:language-asian="ja" style:country-asian="JP"/>
    </style:style>
    <style:style style:name="T146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47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48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49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50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51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52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53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54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55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56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57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58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5" style:parent-style-name="Основнойшрифтабзаца" style:family="text">
      <style:text-properties style:font-name="Times New Roman" style:font-name-complex="Times New Roman" fo:language="ru" fo:country="RU"/>
    </style:style>
    <style:style style:name="T166" style:parent-style-name="Основнойшрифтабзаца" style:family="text">
      <style:text-properties style:font-name="Times New Roman" style:font-name-complex="Times New Roman" fo:language="ru" fo:country="RU"/>
    </style:style>
    <style:style style:name="T167" style:parent-style-name="Основнойшрифтабзаца" style:family="text">
      <style:text-properties style:font-name="Times New Roman" style:font-name-complex="Times New Roman"/>
    </style:style>
    <style:style style:name="T168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1" style:parent-style-name="Основнойшрифтабзаца" style:family="text">
      <style:text-properties fo:language="ru" fo:country="RU"/>
    </style:style>
    <style:style style:name="T172" style:parent-style-name="Основнойшрифтабзаца" style:family="text">
      <style:text-properties fo:language="ru" fo:country="RU"/>
    </style:style>
    <style:style style:name="T173" style:parent-style-name="Основнойшрифтабзаца" style:family="text">
      <style:text-properties fo:language="ru" fo:country="RU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5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76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77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78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79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80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81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82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83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84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185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8" style:parent-style-name="Основнойшрифтабзац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2" style:parent-style-name="Основнойшрифтабзаца" style:family="text">
      <style:text-properties style:font-name="Times New Roman" style:font-name-complex="Times New Roman" fo:language="ru" fo:country="RU"/>
    </style:style>
    <style:style style:name="T193" style:parent-style-name="Основнойшрифтабзаца" style:family="text">
      <style:text-properties style:font-name="Times New Roman" style:font-name-complex="Times New Roman"/>
    </style:style>
    <style:style style:name="T194" style:parent-style-name="Основнойшрифтабзаца" style:family="text">
      <style:text-properties style:font-name="Times New Roman" style:font-name-complex="Times New Roman" fo:language="ru" fo:country="RU"/>
    </style:style>
    <style:style style:name="T195" style:parent-style-name="Основнойшрифтабзаца" style:family="text">
      <style:text-properties style:font-name="Times New Roman" style:font-name-complex="Times New Roman"/>
    </style:style>
    <style:style style:name="T196" style:parent-style-name="Основнойшрифтабзаца" style:family="text">
      <style:text-properties style:font-name="Times New Roman" style:font-name-complex="Times New Roman" fo:language="ru" fo:country="RU"/>
    </style:style>
    <style:style style:name="T197" style:parent-style-name="Основнойшрифтабзаца" style:family="text">
      <style:text-properties style:font-name="Times New Roman" style:font-name-complex="Times New Roman"/>
    </style:style>
    <style:style style:name="T198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199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200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201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202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203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204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T205" style:parent-style-name="Основнойшрифтабзаца" style:family="text">
      <style:text-properties style:font-name="Times New Roman" style:font-name-asian="Yu Mincho" style:font-name-complex="Times New Roman" style:language-asian="ja" style:country-asian="JP"/>
    </style:style>
    <style:style style:name="T206" style:parent-style-name="Основнойшрифтабзаца" style:family="text">
      <style:text-properties style:font-name="Times New Roman" style:font-name-asian="Yu Mincho" style:font-name-complex="Times New Roman" fo:language="ru" fo:country="RU" style:language-asian="ja" style:country-asian="JP"/>
    </style:style>
    <style:style style:name="P20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Абрамов Артемий Алексеевич</text:p>
          </table:table-cell>
        </table:table-row>
        <table:table-row table:style-name="TableRow10">
          <table:table-cell table:style-name="TableCell11" table:number-columns-spanned="2">
            <text:p text:style-name="P12">C#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Изменение свойств метода<text:s/>дочернего класса, не меняя сам метод в родительском классе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Абстрактный, интерфейс, родительский, потомок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ы<text:s/></text:span>sealed<text:span text:style-name="T26">,<text:s/></text:span>readonly<text:span text:style-name="T27">,<text:s/></text:span>const<text:span text:style-name="T28">? В чем отличие между ними?</text:span></text:p>
          </table:table-cell>
          <table:table-cell table:style-name="TableCell29">
            <text:p text:style-name="TableContents"><text:span text:style-name="T30">Sealed</text:span><text:span text:style-name="T31"><text:s/>–<text:s/></text:span><text:span text:style-name="T32">запрет другими классам наследовать от модифицированного класса.</text:span></text:p>
            <text:p text:style-name="TableContents"><text:span text:style-name="T33">Readonly</text:span><text:span text:style-name="T34"><text:s/>–<text:s/></text:span><text:span text:style-name="T35">присвоение значения может происходить при объявлении переменной или в конструкторе.</text:span></text:p>
            <text:p text:style-name="TableContents"><text:span text:style-name="T36">Const</text:span><text:span text:style-name="T37"><text:s/>–<text:s/></text:span><text:span text:style-name="T38">переменная с данным модификатором не может быть изменена.</text:span><text:span text:style-name="T39"><text:s/></text:span></text:p>
            <text:p text:style-name="TableContents"><text:span text:style-name="T40">Значение<text:s/></text:span><text:span text:style-name="T41">readonly</text:span><text:span text:style-name="T42"><text:s/></text:span><text:span text:style-name="T43">может быть изменено</text:span><text:span text:style-name="T44"><text:s/></text:span><text:span text:style-name="T45">при объявлении или в конструкторе, тогда как<text:s/></text:span><text:span text:style-name="T46">const</text:span><text:span text:style-name="T47"><text:s/></text:span><text:span text:style-name="T48">является константой на все<text:s/></text:span><text:span text:style-name="T49">времени компиляции</text:span></text:p>
          </table:table-cell>
        </table:table-row>
        <table:table-row table:style-name="TableRow50">
          <table:table-cell table:style-name="TableCell51">
            <text:p text:style-name="TableContents"><text:span text:style-name="T52">Какие есть варианты использования ключевого слова</text:span><text:span text:style-name="T53"><text:s/></text:span>try<text:span text:style-name="T54">? Для чего используется ключевое слово<text:s/></text:span>using<text:span text:style-name="T55">?</text:span></text:p>
          </table:table-cell>
          <table:table-cell table:style-name="TableCell56">
            <text:p text:style-name="TableContents"><text:span text:style-name="T57">Try</text:span><text:span text:style-name="T58"><text:s/>– ключевое слово для обработки исключений<text:s/></text:span></text:p>
            <text:p text:style-name="TableContents"><text:span text:style-name="T59">С ним могут применяться слова<text:s/></text:span><text:span text:style-name="T60">catch</text:span><text:span text:style-name="T61"><text:s/>и<text:s/></text:span><text:span text:style-name="T62">finally</text:span><text:span text:style-name="T63">.</text:span></text:p>
            <text:p text:style-name="TableContents"><text:span text:style-name="T64">Варианты</text:span><text:span text:style-name="T65">:<text:s/></text:span><text:span text:style-name="T66">try</text:span><text:span text:style-name="T67">-</text:span><text:span text:style-name="T68">catch</text:span><text:span text:style-name="T69">,<text:s/></text:span><text:span text:style-name="T70">try</text:span><text:span text:style-name="T71">-</text:span><text:span text:style-name="T72">finally</text:span><text:span text:style-name="T73">,<text:s/></text:span><text:span text:style-name="T74">try</text:span><text:span text:style-name="T75">-</text:span><text:span text:style-name="T76">catch</text:span><text:span text:style-name="T77">-</text:span><text:span text:style-name="T78">finally</text:span><text:span text:style-name="T79">.</text:span><text:span text:style-name="T80"><text:line-break/></text:span><text:span text:style-name="T81">1.<text:s/></text:span><text:span text:style-name="T82">using</text:span><text:span text:style-name="T83"><text:s/>– добавление библиотек и пространств имен <text:s/></text:span></text:p>
            <text:p text:style-name="TableContents"><text:span text:style-name="T84">2.<text:s/></text:span><text:span text:style-name="T85">using</text:span><text:span text:style-name="T86"><text:s/>– определяет область, по завершении которой объект удаляется</text:span></text:p>
          </table:table-cell>
        </table:table-row>
        <table:table-row table:style-name="TableRow87">
          <table:table-cell table:style-name="TableCell88">
            <text:p text:style-name="TableContents"><text:span text:style-name="T89">Какие есть стандартные реализации интерфейса<text:s/></text:span>ICollection<text:span text:style-name="T90"><text:s/>и в каких ситуациях их нужно использовать?</text:span></text:p>
          </table:table-cell>
          <table:table-cell table:style-name="TableCell91">
            <text:p text:style-name="TableContents"><text:span text:style-name="T92">1.<text:s/></text:span><text:a xlink:href="https://docs.microsoft.com/ru-ru/dotnet/api/system.collections.generic.ilist-1?view=net-5.0" office:target-frame-name="_top" xlink:show="replace"><text:span text:style-name="T93">List</text:span></text:a><text:span text:style-name="T94"><text:s/></text:span><text:span text:style-name="T95">–<text:s/></text:span><text:span text:style-name="T96">реализация позволяет получить до</text:span><text:span text:style-name="T97">ступ к данным по индексу списка</text:span></text:p>
            <text:p text:style-name="TableContents"><text:span text:style-name="T98">2.<text:s/></text:span><text:span text:style-name="T99">Dictionary</text:span><text:span text:style-name="T100"><text:s/></text:span><text:span text:style-name="T101">–<text:s/></text:span><text:span text:style-name="T102"><text:s/>класс<text:s/></text:span><text:span text:style-name="T103">коллекции, хранящей наборы пар<text:s/></text:span><text:span text:style-name="T104">ключ-значение</text:span></text:p>
            <text:p text:style-name="TableContents"><text:span text:style-name="T105">3.<text:s/></text:span><text:span text:style-name="T106">Queue</text:span><text:span text:style-name="T107"><text:s/></text:span><text:span text:style-name="T108">–</text:span><text:span text:style-name="T109"><text:s/></text:span><text:span text:style-name="T110">класс очереди объектов, работающей по алгоритму FIFO</text:span></text:p>
            <text:p text:style-name="P111"/>
            <text:p text:style-name="TableContents"><text:span text:style-name="T112">List</text:span><text:span text:style-name="T113"><text:s/></text:span><text:span text:style-name="T114">используется для хранения динамических массивов.<text:s/></text:span><text:span text:style-name="T115">Queue</text:span><text:span text:style-name="T116"><text:s/>для вызова сущностей в строго определенном порядке.<text:s/></text:span><text:span text:style-name="T117">Dictionary</text:span><text:span text:style-name="T118"><text:s/>используется для связи ключа и значения</text:span></text:p>
          </table:table-cell>
        </table:table-row>
        <table:table-row table:style-name="TableRow119">
          <table:table-cell table:style-name="TableCell120">
            <text:p text:style-name="TableContents"><text:span text:style-name="T121">В чём основная идея<text:s/></text:span>LINQ<text:span text:style-name="T122">?</text:span></text:p>
          </table:table-cell>
          <table:table-cell table:style-name="TableCell123">
            <text:p text:style-name="TableContents"><text:span text:style-name="T124">Основанная идея<text:s/></text:span><text:span text:style-name="T125">LINQ</text:span><text:span text:style-name="T126"><text:s/>состоит в том, чтобы быстро обратиться к данным. Создавать запросы как на языке запросов<text:s/></text:span><text:span text:style-name="T127">SQL</text:span><text:span text:style-name="T128"><text:s/>в базу</text:span><text:span text:style-name="T129"><text:s/>данных.</text:span><text:span text:style-name="T130"><text:line-break/></text:span><text:span text:style-name="T131">Есть некоторые разновидности<text:s/></text:span><text:span text:style-name="T132">LING</text:span><text:span text:style-name="T133"><text:s/>относительно того, куда они обращаются за данными:<text:s/></text:span><text:span text:style-name="T134">SQL</text:span><text:span text:style-name="T135">, objects,<text:s/></text:span><text:span text:style-name="T136">xml</text:span><text:span text:style-name="T137"><text:s text:c="2"/>и так далее</text:span></text:p>
          </table:table-cell>
        </table:table-row>
        <table:table-row table:style-name="TableRow138">
          <table:table-cell table:style-name="TableCell139" table:number-columns-spanned="2">
            <text:p text:style-name="P140">Разное</text:p>
          </table:table-cell>
          <table:covered-table-cell/>
        </table:table-row>
        <table:table-row table:style-name="TableRow141">
          <table:table-cell table:style-name="TableCell142">
            <text:p text:style-name="P143">Каким критериям должна удовлетворять «хорошая» хэш-функция?</text:p>
          </table:table-cell>
          <table:table-cell table:style-name="TableCell144">
            <text:p text:style-name="P145">Хэш-функция должна уметь противостоять всем известным типам криптоаналитических атак.</text:p>
            <text:p text:style-name="TableContents"><text:span text:style-name="T146">1. Избежание<text:s/></text:span><text:span text:style-name="T147">при разном вводе данных получения одинакового хэша (</text:span><text:span text:style-name="T148">Collision</text:span><text:span text:style-name="T149"><text:s/></text:span><text:span text:style-name="T150">resistance</text:span><text:span text:style-name="T151">)</text:span></text:p>
            <text:soft-page-break/>
            <text:p text:style-name="TableContents"><text:span text:style-name="T152">2. Снижение вероятности нахождения прообраза хэша (</text:span><text:span text:style-name="T153">Pre</text:span><text:span text:style-name="T154">-</text:span><text:span text:style-name="T155">image</text:span><text:span text:style-name="T156"><text:s/></text:span><text:span text:style-name="T157">resistance</text:span><text:span text:style-name="T158">) <text:s text:c="2"/></text:span></text:p>
          </table:table-cell>
        </table:table-row>
        <text:soft-page-break/>
        <table:table-row table:style-name="TableRow159">
          <table:table-cell table:style-name="TableCell160">
            <text:p text:style-name="TableContents"><text:span text:style-name="T161">В чём причина популярности и широкого распространения<text:s/></text:span><text:span text:style-name="T162">кодировки<text:s/></text:span>UTF<text:span text:style-name="T163">-8?</text:span></text:p>
          </table:table-cell>
          <table:table-cell table:style-name="TableCell164">
            <text:p text:style-name="TableContents"><text:span text:style-name="T165">Из-за того что для текстов на латинице дает наибольшую компактность, и наиболее распространенные знаки препинания кодируются одним байтом, и коды этих символов соответствуют их кодам в</text:span><text:span text:style-name="T166"><text:s/></text:span><text:span text:style-name="T167">ASCII</text:span><text:span text:style-name="T168">.</text:span></text:p>
          </table:table-cell>
        </table:table-row>
        <table:table-row table:style-name="TableRow169">
          <table:table-cell table:style-name="TableCell170">
            <text:p text:style-name="TableContents"><text:span text:style-name="T171">Сравните форматы<text:s/></text:span>XML<text:span text:style-name="T172"><text:s/>и<text:s/></text:span>JSON<text:span text:style-name="T173">. Когда какой использовать?</text:span></text:p>
          </table:table-cell>
          <table:table-cell table:style-name="TableCell174">
            <text:p text:style-name="TableContents"><text:span text:style-name="T175">Файл формата<text:s/></text:span><text:span text:style-name="T176">JSON</text:span><text:span text:style-name="T177"><text:s/>представляет собой набор из данных с объектами в {} скобках и массивами в []. Формат<text:s/></text:span><text:span text:style-name="T178">XML</text:span><text:span text:style-name="T179"><text:s/>не имеет никакой семантики, и данные в таком файле ничего не будут значит д</text:span><text:span text:style-name="T180">ля программы, пока не будет написаны правила для их чтения.</text:span></text:p>
            <text:p text:style-name="TableContents"><text:span text:style-name="T181">Формат<text:s/></text:span><text:span text:style-name="T182">JSON</text:span><text:span text:style-name="T183"><text:s/>может пригодиться для настройки конфигурации какого-то приложения, а формат<text:s/></text:span><text:span text:style-name="T184">XML</text:span><text:span text:style-name="T185"><text:s/>для построения сценария диалога в игре.</text:span></text:p>
          </table:table-cell>
        </table:table-row>
        <table:table-row table:style-name="TableRow186">
          <table:table-cell table:style-name="TableCell187">
            <text:p text:style-name="TableContents"><text:span text:style-name="T188">Опишите что будет происходить «под капотом» после ввода адреса<text:s/></text:span><text:span text:style-name="T189">сайта в браузере и нажатия<text:s/></text:span>Enter<text:span text:style-name="T190">?</text:span></text:p>
          </table:table-cell>
          <table:table-cell table:style-name="TableCell191">
            <text:p text:style-name="TableContents"><text:span text:style-name="T192">После ввода адреса сайта в адресную строку,<text:s/></text:span><text:span text:style-name="T193">DNS</text:span><text:span text:style-name="T194"><text:s/></text:span><text:span text:style-name="T195">iterator</text:span><text:span text:style-name="T196"><text:s/>начнет пытаться вернуть<text:s/></text:span><text:span text:style-name="T197">ip</text:span><text:span text:style-name="T198"><text:s/>адрес, связанный с этим доменным именем. Браузер отправит запрос на сервер. Когда сервер получает запрос от браузера, сообщение<text:s/></text:span><text:span text:style-name="T199">обработается веб-сервером, а потом решает он, что делать с запросом. При запросе на статические данные: видео, музыка, изображение, веб-сервер может вернуть браузеру их сам, при запросе, например, загрузить страницу, такой запрос перенаправляется на сервер</text:span><text:span text:style-name="T200">ное приложение, и уже по логике серверного приложения возвращается<text:s/></text:span><text:span text:style-name="T201">html</text:span><text:span text:style-name="T202"><text:s/>страница веб-серверу, а тот отправляет ее браузеру. И далее инициализируется<text:s/></text:span><text:span text:style-name="T203">css</text:span><text:span text:style-name="T204"><text:s/>стили и<text:s/></text:span><text:span text:style-name="T205">js</text:span><text:span text:style-name="T206"><text:s/>скрипты, и страница подгружается в браузере.</text:span></text:p>
          </table:table-cell>
        </table:table-row>
      </table:table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Yu Mincho" svg:font-family="Yu Mincho" style:font-family-generic="roman" style:font-pitch="variable" svg:panose-1="2 2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Артемий</meta:initial-creator>
    <dc:creator>Артемий</dc:creator>
    <meta:creation-date>2017-10-20T23:40:00Z</meta:creation-date>
    <dc:date>2021-06-09T07:44:00Z</dc:date>
    <meta:template xlink:href="Normal.dotm" xlink:type="simple"/>
    <meta:editing-cycles>5</meta:editing-cycles>
    <meta:editing-duration>PT14880S</meta:editing-duration>
    <meta:document-statistic meta:page-count="2" meta:paragraph-count="7" meta:word-count="565" meta:character-count="3783" meta:row-count="26" meta:non-whitespace-character-count="3225"/>
  </office:meta>
</office:document-meta>
</file>